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padding="0cm" fo:border="none"/>
      <style:text-properties loext:padding="0cm" loext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ustomers-who-bought-all-products/" text:style-name="Internet_20_link" text:visited-style-name="Visited_20_Internet_20_Link"><text:span text:style-name="T1">1045. Customers Who Bought All Products</text:span></text:a></text:p>
      <text:section text:style-name="Sect1" text:name="headlessui-popover-button-:rd:">
        <text:p text:style-name="Standard"/>
      </text:section>
      <text:p text:style-name="P5">Medium</text:p>
      <text:p text:style-name="P5">445</text:p>
      <text:p text:style-name="P5">50</text:p>
      <text:section text:style-name="Sect1" text:name="headlessui-popover-button-:ri:">
        <text:p text:style-name="Standard"/>
      </text:section>
      <text:section text:style-name="Sect1" text:name="headlessui-popover-button-:rl:">
        <text:p text:style-name="Standard"/>
      </text:section>
      <text:p text:style-name="P5">Companies</text:p>
      <text:p text:style-name="P5">SQL Schema</text:p>
      <text:p text:style-name="Horizontal_20_Line"/>
      <text:p text:style-name="P6">Pandas Schema</text:p>
      <text:p text:style-name="Horizontal_20_Line"/>
      <text:p text:style-name="P8"><text:span text:style-name="T1">Table: </text:span><text:span text:style-name="Source_20_Text"><text:span text:style-name="T2">Customer</text:span></text:span></text:p>
      <text:p text:style-name="P1">+-------------+---------+</text:p>
      <text:p text:style-name="P1">| Column Name | Type <text:s text:c="3"/>|</text:p>
      <text:p text:style-name="P1">+-------------+---------+</text:p>
      <text:p text:style-name="P1">| customer_id | int <text:s text:c="4"/>|</text:p>
      <text:p text:style-name="P1">| product_key | int <text:s text:c="4"/>|</text:p>
      <text:p text:style-name="P1">+-------------+---------+</text:p>
      <text:p text:style-name="P1">This table may contain duplicates rows. </text:p>
      <text:p text:style-name="P4"><text:span text:style-name="Source_20_Text"><text:span text:style-name="T2">customer_id</text:span></text:span><text:span text:style-name="T1"> is not NULL</text:span><text:span text:style-name="Source_20_Text"><text:span text:style-name="T2">.</text:span></text:span></text:p>
      <text:p text:style-name="P3"><text:span text:style-name="T1">product_key is a foreign key (reference column) to </text:span><text:span text:style-name="Source_20_Text"><text:span text:style-name="T2">Product</text:span></text:span><text:span text:style-name="T1"> table.</text:span></text:p>
      <text:p text:style-name="P7"> </text:p>
      <text:p text:style-name="P8"><text:span text:style-name="T1">Table: </text:span><text:span text:style-name="Source_20_Text"><text:span text:style-name="T2">Product</text:span></text:span></text:p>
      <text:p text:style-name="P1">+-------------+---------+</text:p>
      <text:p text:style-name="P1">| Column Name | Type <text:s text:c="3"/>|</text:p>
      <text:p text:style-name="P1">+-------------+---------+</text:p>
      <text:p text:style-name="P1">| product_key | int <text:s text:c="4"/>|</text:p>
      <text:p text:style-name="P1">+-------------+---------+</text:p>
      <text:p text:style-name="P2">product_key is the primary key (column with unique values) for this table.</text:p>
      <text:p text:style-name="P7"> </text:p>
      <text:p text:style-name="P8"><text:span text:style-name="T1">Write a solution to report the customer ids from the </text:span><text:span text:style-name="Source_20_Text"><text:span text:style-name="T2">Customer</text:span></text:span><text:span text:style-name="T1"> table that bought all the products in the </text:span><text:span text:style-name="Source_20_Text"><text:span text:style-name="T2">Product</text:span></text:span><text:span text:style-name="T1"> table.</text:span></text:p>
      <text:p text:style-name="P8"><text:span text:style-name="T1">Return the result table in </text:span><text:span text:style-name="Strong_20_Emphasis"><text:span text:style-name="T1">any order</text:span></text:span><text:span text:style-name="T1">.</text:span></text:p>
      <text:p text:style-name="P7">The result format is in the following example.</text:p>
      <text:p text:style-name="P7"> </text:p>
      <text:p text:style-name="P8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1">Customer table:</text:p>
      <text:p text:style-name="P1">+-------------+-------------+</text:p>
      <text:p text:style-name="P1"><text:soft-page-break/>| customer_id | product_key |</text:p>
      <text:p text:style-name="P1">+-------------+-------------+</text:p>
      <text:p text:style-name="P1">| 1 <text:s text:c="10"/>| 5 <text:s text:c="10"/>|</text:p>
      <text:p text:style-name="P1">| 2 <text:s text:c="10"/>| 6 <text:s text:c="10"/>|</text:p>
      <text:p text:style-name="P1">| 3 <text:s text:c="10"/>| 5 <text:s text:c="10"/>|</text:p>
      <text:p text:style-name="P1">| 3 <text:s text:c="10"/>| 6 <text:s text:c="10"/>|</text:p>
      <text:p text:style-name="P1">| 1 <text:s text:c="10"/>| 6 <text:s text:c="10"/>|</text:p>
      <text:p text:style-name="P1">+-------------+-------------+</text:p>
      <text:p text:style-name="P1">Product table:</text:p>
      <text:p text:style-name="P1">+-------------+</text:p>
      <text:p text:style-name="P1">| product_key |</text:p>
      <text:p text:style-name="P1">+-------------+</text:p>
      <text:p text:style-name="P1">| 5 <text:s text:c="10"/>|</text:p>
      <text:p text:style-name="P1">| 6 <text:s text:c="10"/>|</text:p>
      <text:p text:style-name="P1">+-------------+</text:p>
      <text:p text:style-name="P4"><text:span text:style-name="Strong_20_Emphasis"><text:span text:style-name="T1">Output:</text:span></text:span><text:span text:style-name="T1"> </text:span></text:p>
      <text:p text:style-name="P1">+-------------+</text:p>
      <text:p text:style-name="P1">| customer_id |</text:p>
      <text:p text:style-name="P1">+-------------+</text:p>
      <text:p text:style-name="P1">| 1 <text:s text:c="10"/>|</text:p>
      <text:p text:style-name="P1">| 3 <text:s text:c="10"/>|</text:p>
      <text:p text:style-name="P1">+-------------+</text:p>
      <text:p text:style-name="P4"><text:span text:style-name="Strong_20_Emphasis"><text:span text:style-name="T1">Explanation:</text:span></text:span><text:span text:style-name="T1"> </text:span></text:p>
      <text:p text:style-name="P2">The customers who bought all the products (5 and 6) are customers with IDs 1 and 3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6:25:55.189000000</dc:date>
    <meta:editing-duration>PT10S</meta:editing-duration>
    <meta:editing-cycles>1</meta:editing-cycles>
    <meta:document-statistic meta:table-count="0" meta:image-count="0" meta:object-count="0" meta:page-count="2" meta:paragraph-count="58" meta:word-count="226" meta:character-count="1384" meta:non-whitespace-character-count="1072"/>
    <meta:generator>LibreOffice/7.2.2.2$Windows_X86_64 LibreOffice_project/02b2acce88a210515b4a5bb2e46cbfb63fe97d56</meta:generator>
  </office:meta>
</office:document-meta>
</file>